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0.47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silla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silla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20">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1" table:number-rows-repeated="1048220">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1">00/00/0000</text:date>, <text:time style:data-style-name="N2" text:time-value="23:34:38.7426710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10T23:48:59.475377442</dc:date>
    <meta:editing-duration>P4DT16H36M32S</meta:editing-duration>
    <meta:editing-cycles>210</meta:editing-cycles>
    <meta:generator>LibreOffice/7.1.7.2$Linux_X86_64 LibreOffice_project/10$Build-2</meta:generator>
    <meta:document-statistic meta:table-count="1" meta:cell-count="1771" meta:object-count="0"/>
    <meta:user-defined meta:name="qrichtext">1</meta:user-defined>
  </office:meta>
</office:document-meta>
</file>